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1b90a1" officeooo:paragraph-rsid="001b90a1"/>
    </style:style>
    <style:style style:name="P3" style:family="paragraph" style:parent-style-name="Text_20_body">
      <style:text-properties style:font-name="FreeSans" officeooo:rsid="001e903b" officeooo:paragraph-rsid="001e903b"/>
    </style:style>
    <style:style style:name="P4" style:family="paragraph" style:parent-style-name="Heading_20_1">
      <style:text-properties officeooo:rsid="001e903b" officeooo:paragraph-rsid="001e903b"/>
    </style:style>
    <style:style style:name="T1" style:family="text">
      <style:text-properties officeooo:rsid="001b90a1"/>
    </style:style>
    <style:style style:name="T2" style:family="text">
      <style:text-properties officeooo:rsid="001cca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harp Transparency</text:h>
      <text:p text:style-name="P1"/>
      <text:p text:style-name="P3">Sharp Transparency <text:s/>disables dithering allowing for chain link fences, grass or leaves to be rende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8M46S</meta:editing-duration>
    <meta:editing-cycles>8</meta:editing-cycles>
    <meta:generator>LibreOffice/5.1.4.2$Linux_X86_64 LibreOffice_project/10m0$Build-2</meta:generator>
    <dc:date>2017-01-29T02:37:47.594539215</dc:date>
    <meta:document-statistic meta:table-count="0" meta:image-count="0" meta:object-count="0" meta:page-count="1" meta:paragraph-count="2" meta:word-count="17" meta:character-count="120" meta:non-whitespace-character-count="104"/>
  </office:meta>
</office:document-meta>
</file>